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5.78mm" svg:y="159.64mm">
            <loext:p draw:notify-on-update-of-ranges="'Saison 2015-2016'.B2:'Saison 2015-2016'.B50 'Saison 2015-2016'.Q1:'Saison 2015-2016'.Q1 'Saison 2015-2016'.Q2:'Saison 2015-2016'.Q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 table:number-rows-repeated="104854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.00.0000</text:date>, <text:time style:data-style-name="N2" text:time-value="12:06:39.3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01</meta:editing-cycles>
    <meta:editing-duration>PT1H46M40S</meta:editing-duration>
    <dc:title>Saison Ekkart</dc:title>
    <dc:date>2016-03-18T12:08:45.382000000</dc:date>
    <dc:creator>Ekkart Kleinod</dc:creator>
    <meta:generator>LibreOffice/5.0.2.2$Windows_X86_64 LibreOffice_project/37b43f919e4de5eeaca9b9755ed688758a8251fe</meta:generator>
    <meta:document-statistic meta:table-count="1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50 'Saison 2015-2016'.Q1:'Saison 2015-2016'.Q5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50"/>
          </chart:axis>
          <chart:axis chart:dimension="y" chart:name="primary-y" chart:style-name="ch5"/>
          <chart:series chart:style-name="ch6" chart:values-cell-range-address="'Saison 2015-2016'.Q2:'Saison 2015-2016'.Q50" chart:label-cell-address="'Saison 2015-2016'.Q1:'Saison 2015-2016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50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5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